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1f2a" officeooo:paragraph-rsid="001e1f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3c validator – website for checking HTML code.</text:p>
      <text:p text:style-name="P1"/>
      <text:p text:style-name="P1">Svg – for icons</text:p>
      <text:p text:style-name="P1">jpeg compress the file</text:p>
      <text:p text:style-name="P1">webp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1:37:46.710000000</meta:creation-date>
    <dc:date>2024-12-04T11:56:51.958000000</dc:date>
    <meta:editing-duration>PT19M5S</meta:editing-duration>
    <meta:editing-cycles>1</meta:editing-cycles>
    <meta:document-statistic meta:table-count="0" meta:image-count="0" meta:object-count="0" meta:page-count="1" meta:paragraph-count="4" meta:word-count="15" meta:character-count="89" meta:non-whitespace-character-count="75"/>
    <meta:generator>LibreOffice/7.6.7.2$Windows_X86_64 LibreOffice_project/dd47e4b30cb7dab30588d6c79c651f218165e3c5</meta:generator>
  </office:meta>
</office:document-meta>
</file>